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5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083in"/>
    </style:style>
    <style:style style:name="co4" style:family="table-column">
      <style:table-column-properties fo:break-before="auto" style:column-width="2.4583in"/>
    </style:style>
    <style:style style:name="co5" style:family="table-column">
      <style:table-column-properties fo:break-before="auto" style:column-width="3.9453in"/>
    </style:style>
    <style:style style:name="co6" style:family="table-column">
      <style:table-column-properties fo:break-before="auto" style:column-width="2.92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91in" fo:break-before="auto" style:use-optimal-row-height="true"/>
    </style:style>
    <style:style style:name="ro5" style:family="table-row">
      <style:table-row-properties style:row-height="0.3382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2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6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3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4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5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6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7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8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23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4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0" style:family="table-cell" style:parent-style-name="Default"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7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8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9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32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1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34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1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2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37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38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39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</style:style>
    <style:style style:name="ce43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4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5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1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7" style:family="table-cell" style:parent-style-name="Default">
      <style:text-properties fo:font-weight="normal" style:font-weight-asian="normal" style:font-weight-complex="normal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50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1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53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4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5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6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7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8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0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1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2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3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4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5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6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7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8" style:family="table-cell" style:parent-style-name="Default">
      <style:text-properties fo:font-weight="normal" style:font-weight-asian="normal" style:font-weight-complex="normal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9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ext-properties fo:font-weight="normal" style:font-weight-asian="normal" style:font-weight-complex="normal"/>
    </style:style>
    <style:style style:name="ce72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3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1:$DATA.$A$1048576])" table:allow-empty-cell="true" table:display-list="unsorted" table:base-cell-address="'Urgent Fixes'.B1">
          <table:error-message table:message-type="stop" table:display="true"/>
        </table:content-validation>
        <table:content-validation table:name="val2" table:condition="of:cell-content-is-in-list([$DATA.$A$1:$DATA.$A$1048576])" table:allow-empty-cell="true" table:display-list="unsorted" table:base-cell-address="'General tasks'.B1">
          <table:error-message table:message-type="stop" table:display="true"/>
        </table:content-validation>
      </table:content-validations>
      <table:table table:name="General tasks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2" table:number-columns-repeated="1021" table:default-cell-style-name="ce2"/>
        <table:table-row table:style-name="ro1">
          <table:table-cell table:style-name="ce1" office:value-type="string" calcext:value-type="string">
            <text:p>Task</text:p>
          </table:table-cell>
          <table:table-cell table:style-name="ce5" table:content-validation-name="val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remove old classes and buil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ave templateDB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mAbstractObject: don't create objects in the db if the shortname is new, but set a var to "to be created"</text:p>
            <text:p>→ create in the db when the shortname is change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EditWidget: sync when changing I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serEditWidget: change password only if ID is not NEW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llSync on login/setonline (but not create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sole en mode data crashe au sync -&gt; trop de données? ajouter une limite (enlève les premieres lignes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 possible de changer certains status après qqn d'autr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breux connect nullptrs on launch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managers ne suppriment pas des listes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ssets mal dessinés (taille ou nom manquant ?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manquent les noms de “ALL truc” dans les filtres sequences et asset groups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 icones dans les filtres de assetgroups, comme les seqs?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ne barre de trop dans le tooltip des users sur le schedul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58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General tasks'.C15:'General tasks'.AMJ1048576 'General tasks'.A1:'General tasks'.B11 'General tasks'.A13:'General tasks'.B1048576 'General tasks'.C1:'General tasks'.AMJ14">
            <calcext:condition calcext:apply-style-name="Accent 3" calcext:value="=&quot;CHK&quot;" calcext:base-cell-address="'General tasks'.A1"/>
            <calcext:condition calcext:apply-style-name="Good" calcext:value="=&quot;OK&quot;" calcext:base-cell-address="'General tasks'.A1"/>
            <calcext:condition calcext:apply-style-name="Bad" calcext:value="=&quot;TODO&quot;" calcext:base-cell-address="'General tasks'.A1"/>
            <calcext:condition calcext:apply-style-name="Error" calcext:value="=&quot;WIP&quot;" calcext:base-cell-address="'General tasks'.A1"/>
          </calcext:conditional-format>
        </calcext:conditional-formats>
      </table:table>
      <table:table table:name="Urgent Fixes" table:style-name="ta1">
        <table:table-column table:style-name="co1" table:default-cell-style-name="ce15"/>
        <table:table-column table:style-name="co2" table:default-cell-style-name="ce18"/>
        <table:table-column table:style-name="co3" table:default-cell-style-name="ce15"/>
        <table:table-column table:style-name="co2" table:number-columns-repeated="1021" table:default-cell-style-name="ce15"/>
        <table:table-row table:style-name="ro1">
          <table:table-cell table:style-name="ce13" office:value-type="string" calcext:value-type="string">
            <text:p>Task</text:p>
          </table:table-cell>
          <table:table-cell table:style-name="ce17" table:content-validation-name="val1" office:value-type="string" calcext:value-type="string">
            <text:p>Statu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21"/>
        </table:table-row>
        <table:table-row table:style-name="ro1">
          <table:table-cell table:style-name="ce14" office:value-type="string" calcext:value-type="string">
            <text:p>itemtables not populate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16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16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16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16"/>
          <table:table-cell table:content-validation-name="val1"/>
          <table:table-cell table:number-columns-repeated="1022"/>
        </table:table-row>
        <table:table-row table:style-name="ro1" table:number-rows-repeated="1048560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Urgent Fixes'.A1:'Urgent Fixes'.AMJ1048576">
            <calcext:condition calcext:apply-style-name="Accent 3" calcext:value="=&quot;CHK&quot;" calcext:base-cell-address="'Urgent Fixes'.A1"/>
            <calcext:condition calcext:apply-style-name="Good" calcext:value="=&quot;OK&quot;" calcext:base-cell-address="'Urgent Fixes'.A1"/>
            <calcext:condition calcext:apply-style-name="Bad" calcext:value="=&quot;TODO&quot;" calcext:base-cell-address="'Urgent Fixes'.A1"/>
            <calcext:condition calcext:apply-style-name="Error" calcext:value="=&quot;WIP&quot;" calcext:base-cell-address="'Urgent Fixes'.A1"/>
          </calcext:conditional-format>
        </calcext:conditional-formats>
      </table:table>
      <table:table table:name="tests to run" table:style-name="ta1">
        <table:table-column table:style-name="co1" table:default-cell-style-name="ce24"/>
        <table:table-column table:style-name="co2" table:default-cell-style-name="ce32"/>
        <table:table-column table:style-name="co3" table:default-cell-style-name="ce24"/>
        <table:table-column table:style-name="co2" table:number-columns-repeated="1021" table:default-cell-style-name="ce24"/>
        <table:table-row table:style-name="ro1">
          <table:table-cell table:style-name="ce23" office:value-type="string" calcext:value-type="string">
            <text:p>Task</text:p>
          </table:table-cell>
          <table:table-cell table:style-name="ce29" table:content-validation-name="val1" office:value-type="string" calcext:value-type="string">
            <text:p>Status</text:p>
          </table:table-cell>
          <table:table-cell table:style-name="ce23" office:value-type="string" calcext:value-type="string">
            <text:p>Notes</text:p>
          </table:table-cell>
          <table:table-cell table:style-name="ce23" table:number-columns-repeated="1021"/>
        </table:table-row>
        <table:table-row table:style-name="ro1">
          <table:table-cell office:value-type="string" calcext:value-type="string">
            <text:p>projectselector: updated with new assignments?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dule assign steps &amp; comments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test create asset groups from template in project editor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7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8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8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8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8"/>
          <table:table-cell table:content-validation-name="val1"/>
          <table:table-cell table:number-columns-repeated="1022"/>
        </table:table-row>
        <table:table-row table:style-name="ro1" table:number-rows-repeated="1048556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tests to run'.A1:'tests to run'.AMJ1048576">
            <calcext:condition calcext:apply-style-name="Accent 3" calcext:value="=&quot;CHK&quot;" calcext:base-cell-address="'tests to run'.A1"/>
            <calcext:condition calcext:apply-style-name="Good" calcext:value="=&quot;OK&quot;" calcext:base-cell-address="'tests to run'.A1"/>
            <calcext:condition calcext:apply-style-name="Bad" calcext:value="=&quot;TODO&quot;" calcext:base-cell-address="'tests to run'.A1"/>
            <calcext:condition calcext:apply-style-name="Error" calcext:value="=&quot;WIP&quot;" calcext:base-cell-address="'tests to run'.A1"/>
          </calcext:conditional-format>
        </calcext:conditional-formats>
      </table:table>
      <table:table table:name="LocalDataInterface" table:style-name="ta1">
        <table:table-column table:style-name="co4" table:default-cell-style-name="ce34"/>
        <table:table-column table:style-name="co2" table:default-cell-style-name="ce22"/>
        <table:table-column table:style-name="co2" table:number-columns-repeated="1022" table:default-cell-style-name="ce34"/>
        <table:table-row table:style-name="ro1">
          <table:table-cell table:style-name="ce19" office:value-type="string" calcext:value-type="string">
            <text:p>Task</text:p>
          </table:table-cell>
          <table:table-cell table:style-name="ce21" table:content-validation-name="val2" office:value-type="string" calcext:value-type="string">
            <text:p>Status</text:p>
          </table:table-cell>
          <table:table-cell table:style-name="ce19" table:number-columns-repeated="1022"/>
        </table:table-row>
        <table:table-row table:style-name="ro1">
          <table:table-cell office:value-type="string" calcext:value-type="string">
            <text:p>insertObject emits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oveObject emit remov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oreObject emit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ObjectData emit chang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ObjectData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 methods above on sync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 check other specialized methods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  <calcext:conditional-formats>
          <calcext:conditional-format calcext:target-range-address="LocalDataInterface.A1:LocalDataInterface.AMJ1048576">
            <calcext:condition calcext:apply-style-name="Accent 3" calcext:value="=&quot;CHK&quot;" calcext:base-cell-address="LocalDataInterface.A1"/>
            <calcext:condition calcext:apply-style-name="Good" calcext:value="=&quot;OK&quot;" calcext:base-cell-address="LocalDataInterface.A1"/>
            <calcext:condition calcext:apply-style-name="Bad" calcext:value="=&quot;TODO&quot;" calcext:base-cell-address="LocalDataInterface.A1"/>
            <calcext:condition calcext:apply-style-name="Bad" calcext:value="=&quot;WIP&quot;" calcext:base-cell-address="LocalDataInterface.A1"/>
          </calcext:conditional-format>
        </calcext:conditional-formats>
      </table:table>
      <table:table table:name="MODELS" table:style-name="ta1">
        <table:table-column table:style-name="co5" table:default-cell-style-name="ce39"/>
        <table:table-column table:style-name="co2" table:default-cell-style-name="ce44"/>
        <table:table-column table:style-name="co3" table:default-cell-style-name="ce39"/>
        <table:table-column table:style-name="co2" table:number-columns-repeated="1021" table:default-cell-style-name="ce39"/>
        <table:table-row table:style-name="ro1">
          <table:table-cell table:style-name="ce37" office:value-type="string" calcext:value-type="string">
            <text:p>Task</text:p>
          </table:table-cell>
          <table:table-cell table:style-name="ce43" table:content-validation-name="val1" office:value-type="string" calcext:value-type="string">
            <text:p>Status</text:p>
          </table:table-cell>
          <table:table-cell table:style-name="ce37" office:value-type="string" calcext:value-type="string">
            <text:p>Notes</text:p>
          </table:table-cell>
          <table:table-cell table:style-name="ce37" table:number-columns-repeated="1021"/>
        </table:table-row>
        <table:table-row table:style-name="ro1">
          <table:table-cell table:style-name="ce38" office:value-type="string" calcext:value-type="string">
            <text:p>RamObject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implement objectDataChang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connect columnobjects changes (inserted, moved, removed)</text:p>
          </table:table-cell>
          <table:table-cell table:content-validation-name="val1" office:value-type="string" calcext:value-type="string">
            <text:p>CHK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connect/disconnect object for columnobjects too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8"/>
          <table:table-cell table:content-validation-name="val1"/>
          <table:table-cell table:number-columns-repeated="1022"/>
        </table:table-row>
        <table:table-row table:style-name="ro4">
          <table:table-cell table:style-name="ce38" office:value-type="string" calcext:value-type="string">
            <text:p>DB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RamOBjectSortFilterProxyModel</text:p>
          </table:table-cell>
          <table:table-cell table:content-validation-name="val1" office:value-type="string" calcext:value-type="string">
            <text:p>CHK</text:p>
          </table:table-cell>
          <table:table-cell office:value-type="string" calcext:value-type="string">
            <text:p>- filterUuid</text:p>
            <text:p>- search name/shortname</text:p>
            <text:p>- set as list mode (single column)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RamItem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4">
          <table:table-cell table:style-name="ce38" office:value-type="string" calcext:value-type="string">
            <text:p>RamFilterList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5">
          <table:table-cell table:style-name="ce38" office:value-type="string" calcext:value-type="string">
            <text:p>RamScheduleTableModel</text:p>
          </table:table-cell>
          <table:table-cell table:content-validation-name="val1" office:value-type="string" calcext:value-type="string">
            <text:p>CHK</text:p>
          </table:table-cell>
          <table:table-cell office:value-type="string" calcext:value-type="string">
            <text:p>attention, Qt::EditRole retourne un uuid et plus un pointeur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RamScheduleFilt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TimeLineProxy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25" table:number-columns-repeated="2"/>
          <table:table-cell table:number-columns-repeated="1022"/>
        </table:table-row>
        <table:table-row table:style-name="ro1" table:number-rows-repeated="1048561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MODELS.C11:MODELS.AMJ1048576 MODELS.A11:MODELS.B12 MODELS.A15:MODELS.B1048576 MODELS.A6:MODELS.AMJ10 MODELS.A1:MODELS.AMJ3 MODELS.B5:MODELS.AMJ5 MODELS.B13:MODELS.B13 MODELS.B4:MODELS.B4">
            <calcext:condition calcext:apply-style-name="Accent 3" calcext:value="=&quot;CHK&quot;" calcext:base-cell-address="MODELS.A1"/>
            <calcext:condition calcext:apply-style-name="Good" calcext:value="=&quot;OK&quot;" calcext:base-cell-address="MODELS.A1"/>
            <calcext:condition calcext:apply-style-name="Bad" calcext:value="=&quot;TODO&quot;" calcext:base-cell-address="MODELS.A1"/>
            <calcext:condition calcext:apply-style-name="Error" calcext:value="=&quot;WIP&quot;" calcext:base-cell-address="MODELS.A1"/>
          </calcext:conditional-format>
        </calcext:conditional-formats>
      </table:table>
      <table:table table:name="DELEGATES" table:style-name="ta1">
        <table:table-column table:style-name="co6" table:default-cell-style-name="ce50"/>
        <table:table-column table:style-name="co2" table:default-cell-style-name="ce31"/>
        <table:table-column table:style-name="co3" table:default-cell-style-name="ce50"/>
        <table:table-column table:style-name="co2" table:number-columns-repeated="1021" table:default-cell-style-name="ce50"/>
        <table:table-row table:style-name="ro1">
          <table:table-cell table:style-name="ce45" office:value-type="string" calcext:value-type="string">
            <text:p>Task</text:p>
          </table:table-cell>
          <table:table-cell table:style-name="ce30" table:content-validation-name="val1" office:value-type="string" calcext:value-type="string">
            <text:p>Status</text:p>
          </table:table-cell>
          <table:table-cell table:style-name="ce45" office:value-type="string" calcext:value-type="string">
            <text:p>Notes</text:p>
          </table:table-cell>
          <table:table-cell table:style-name="ce45" table:number-columns-repeated="1021"/>
        </table:table-row>
        <table:table-row table:style-name="ro1">
          <table:table-cell table:style-name="ce41" office:value-type="string" calcext:value-type="string">
            <text:p>RamObjectDelegate</text:p>
          </table:table-cell>
          <table:table-cell table:content-validation-name="val1" office:value-type="string" calcext:value-type="string">
            <text:p>WIP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connect object remove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ent mousbuttonrelease: edit status history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4">
          <table:table-cell table:style-name="ce41" office:value-type="string" calcext:value-type="string">
            <text:p>RamSchedule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Timeline delegat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6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DELEGATES.A1:DELEGATES.AMJ1048576">
            <calcext:condition calcext:apply-style-name="Accent 3" calcext:value="=&quot;CHK&quot;" calcext:base-cell-address="DELEGATES.A1"/>
            <calcext:condition calcext:apply-style-name="Good" calcext:value="=&quot;OK&quot;" calcext:base-cell-address="DELEGATES.A1"/>
            <calcext:condition calcext:apply-style-name="Bad" calcext:value="=&quot;TODO&quot;" calcext:base-cell-address="DELEGATES.A1"/>
            <calcext:condition calcext:apply-style-name="Error" calcext:value="=&quot;WIP&quot;" calcext:base-cell-address="DELEGATES.A1"/>
          </calcext:conditional-format>
        </calcext:conditional-formats>
      </table:table>
      <table:table table:name="VIEWS" table:style-name="ta1">
        <table:table-column table:style-name="co4" table:default-cell-style-name="ce54"/>
        <table:table-column table:style-name="co2" table:default-cell-style-name="ce56"/>
        <table:table-column table:style-name="co3" table:default-cell-style-name="ce54"/>
        <table:table-column table:style-name="co2" table:number-columns-repeated="1021" table:default-cell-style-name="ce54"/>
        <table:table-row table:style-name="ro1">
          <table:table-cell table:style-name="ce53" office:value-type="string" calcext:value-type="string">
            <text:p>Task</text:p>
          </table:table-cell>
          <table:table-cell table:style-name="ce55" table:content-validation-name="val1" office:value-type="string" calcext:value-type="string">
            <text:p>Status</text:p>
          </table:table-cell>
          <table:table-cell table:style-name="ce53" office:value-type="string" calcext:value-type="string">
            <text:p>Notes</text:p>
          </table:table-cell>
          <table:table-cell table:style-name="ce53" table:number-columns-repeated="1021"/>
        </table:table-row>
        <table:table-row table:style-name="ro1">
          <table:table-cell office:value-type="string" calcext:value-type="string">
            <text:p>RamObject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Combo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tate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cheduleTabl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imeLin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8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VIEWS.A1:VIEWS.AMJ1048576">
            <calcext:condition calcext:apply-style-name="Accent 3" calcext:value="=&quot;CHK&quot;" calcext:base-cell-address="VIEWS.A1"/>
            <calcext:condition calcext:apply-style-name="Good" calcext:value="=&quot;OK&quot;" calcext:base-cell-address="VIEWS.A1"/>
            <calcext:condition calcext:apply-style-name="Bad" calcext:value="=&quot;TODO&quot;" calcext:base-cell-address="VIEWS.A1"/>
            <calcext:condition calcext:apply-style-name="Bad" calcext:value="=&quot;WIP&quot;" calcext:base-cell-address="VIEWS.A1"/>
          </calcext:conditional-format>
        </calcext:conditional-formats>
      </table:table>
      <table:table table:name="WIDGETS" table:style-name="ta1">
        <table:table-column table:style-name="co4" table:default-cell-style-name="ce58"/>
        <table:table-column table:style-name="co2" table:default-cell-style-name="ce60"/>
        <table:table-column table:style-name="co3" table:default-cell-style-name="ce58"/>
        <table:table-column table:style-name="co2" table:number-columns-repeated="1021" table:default-cell-style-name="ce58"/>
        <table:table-row table:style-name="ro1">
          <table:table-cell table:style-name="ce57" office:value-type="string" calcext:value-type="string">
            <text:p>Task</text:p>
          </table:table-cell>
          <table:table-cell table:style-name="ce59" table:content-validation-name="val1" office:value-type="string" calcext:value-type="string">
            <text:p>Status</text:p>
          </table:table-cell>
          <table:table-cell table:style-name="ce57" office:value-type="string" calcext:value-type="string">
            <text:p>Notes</text:p>
          </table:table-cell>
          <table:table-cell table:style-name="ce57" table:number-columns-repeated="1021"/>
        </table:table-row>
        <table:table-row table:style-name="ro1">
          <table:table-cell office:value-type="string" calcext:value-type="string">
            <text:p>Object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Lis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du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ItemTableManagerWidget</text:p>
          </table:table-cell>
          <table:table-cell table:content-validation-name="val1" office:value-type="string" calcext:value-type="string">
            <text:p>WIP</text:p>
          </table:table-cell>
          <table:table-cell office:value-type="string" calcext:value-type="string">
            <text:p>ui_userMenu→setList</text:p>
            <text:p>ui_stepMenu→setList</text:p>
            <text:p>ui_assignUserMenu setList</text:p>
            <text:p>ui_assignUserContextMenu setList</text:p>
            <text:p>ui_groupbox setList</text:p>
          </table:table-cell>
          <table:table-cell table:number-columns-repeated="1021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office:value-type="string" calcext:value-type="string">
            <text:p>stepstatushistory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WIDGETS.A1:WIDGETS.AMJ1048576">
            <calcext:condition calcext:apply-style-name="Accent 3" calcext:value="=&quot;CHK&quot;" calcext:base-cell-address="WIDGETS.A1"/>
            <calcext:condition calcext:apply-style-name="Good" calcext:value="=&quot;OK&quot;" calcext:base-cell-address="WIDGETS.A1"/>
            <calcext:condition calcext:apply-style-name="Bad" calcext:value="=&quot;TODO&quot;" calcext:base-cell-address="WIDGETS.A1"/>
            <calcext:condition calcext:apply-style-name="Error" calcext:value="=&quot;WIP&quot;" calcext:base-cell-address="WIDGETS.A1"/>
          </calcext:conditional-format>
        </calcext:conditional-formats>
      </table:table>
      <table:table table:name="Lists" table:style-name="ta1">
        <table:table-column table:style-name="co1" table:default-cell-style-name="ce63"/>
        <table:table-column table:style-name="co2" table:default-cell-style-name="ce65"/>
        <table:table-column table:style-name="co3" table:default-cell-style-name="ce63"/>
        <table:table-column table:style-name="co2" table:number-columns-repeated="1021" table:default-cell-style-name="ce63"/>
        <table:table-row table:style-name="ro1">
          <table:table-cell table:style-name="ce61" office:value-type="string" calcext:value-type="string">
            <text:p>Task</text:p>
          </table:table-cell>
          <table:table-cell table:style-name="ce64" table:content-validation-name="val1" office:value-type="string" calcext:value-type="string">
            <text:p>Status</text:p>
          </table:table-cell>
          <table:table-cell table:style-name="ce61" office:value-type="string" calcext:value-type="string">
            <text:p>Notes</text:p>
          </table:table-cell>
          <table:table-cell table:style-name="ce61" table:number-columns-repeated="1021"/>
        </table:table-row>
        <table:table-row table:style-name="ro1">
          <table:table-cell table:style-name="ce62" office:value-type="string" calcext:value-type="string">
            <text:p>State list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User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date user list and its assignlist of project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TemplateSte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page : steptempl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listmanagerwidget : cre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load stemplatesteps in userChang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Insert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Remov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Project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TemplateAssetGrou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FileType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icationEditWidget -&gt; setModel of the 3 file lis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EditWidget -&gt; setModel of the 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Lists.A1:Lists.AMJ1048576">
            <calcext:condition calcext:apply-style-name="Accent 3" calcext:value="=&quot;CHK&quot;" calcext:base-cell-address="Lists.A1"/>
            <calcext:condition calcext:apply-style-name="Good" calcext:value="=&quot;OK&quot;" calcext:base-cell-address="Lists.A1"/>
            <calcext:condition calcext:apply-style-name="Bad" calcext:value="=&quot;TODO&quot;" calcext:base-cell-address="Lists.A1"/>
            <calcext:condition calcext:apply-style-name="Error" calcext:value="=&quot;WIP&quot;" calcext:base-cell-address="Lists.A1"/>
          </calcext:conditional-format>
        </calcext:conditional-formats>
      </table:table>
      <table:table table:name="Objects" table:style-name="ta1">
        <table:table-column table:style-name="co1" table:default-cell-style-name="ce69"/>
        <table:table-column table:style-name="co2" table:default-cell-style-name="ce73"/>
        <table:table-column table:style-name="co2" table:number-columns-repeated="1022" table:default-cell-style-name="ce69"/>
        <table:table-row table:style-name="ro1">
          <table:table-cell table:style-name="ce66" office:value-type="string" calcext:value-type="string">
            <text:p>Task</text:p>
          </table:table-cell>
          <table:table-cell table:style-name="ce72" table:content-validation-name="val1" office:value-type="string" calcext:value-type="string">
            <text:p>Status</text:p>
          </table:table-cell>
          <table:table-cell table:style-name="ce66" office:value-type="string" calcext:value-type="string">
            <text:p>Notes</text:p>
          </table:table-cell>
          <table:table-cell table:style-name="ce66" table:number-columns-repeated="1021"/>
        </table:table-row>
        <table:table-row table:style-name="ro2">
          <table:table-cell table:style-name="ce67" office:value-type="string" calcext:value-type="string">
            <text:p>RamObject</text:p>
          </table:table-cell>
          <table:table-cell table:content-validation-name="val1" office:value-type="string" calcext:value-type="string">
            <text:p>CHK</text:p>
          </table:table-cell>
          <table:table-cell office:value-type="string" calcext:value-type="string">
            <text:p>derived:</text:p>
            <text:p>create on construct,</text:p>
            <text:p>Load if construct from uuid</text:p>
          </table:table-cell>
          <table:table-cell table:number-columns-repeated="1021"/>
        </table:table-row>
        <table:table-row table:style-name="ro1">
          <table:table-cell table:style-name="ce68" office:value-type="string" calcext:value-type="string">
            <text:p>creat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Data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Application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ui_assetsList→setModel(project 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FileTy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Pi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PipeFil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ScheduleComm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ScheduleEntry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Sequenc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ui_shotsList → setModel(project 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St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Statu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Template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Template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Us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Item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1" office:value-type="string" calcext:value-type="string">
            <text:p>connect project steps inserted/removed 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Ass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ManagerWidget → setModel 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Sho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ManagerWidget → setModel (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EditWidget → ui_assetLis→setModel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Project</text:p>
          </table:table-cell>
          <table:table-cell table:content-validation-name="val1" office:value-type="string" calcext:value-type="string">
            <text:p>WIP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asse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sho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EditWidge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28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Objects.B35:Objects.AMJ1048576 Objects.A37:Objects.A1048576 Objects.A1:Objects.AMJ34">
            <calcext:condition calcext:apply-style-name="Accent 3" calcext:value="=&quot;CHK&quot;" calcext:base-cell-address="Objects.A1"/>
            <calcext:condition calcext:apply-style-name="Good" calcext:value="=&quot;OK&quot;" calcext:base-cell-address="Objects.A1"/>
            <calcext:condition calcext:apply-style-name="Bad" calcext:value="=&quot;TODO&quot;" calcext:base-cell-address="Objects.A1"/>
            <calcext:condition calcext:apply-style-name="Error" calcext:value="=&quot;WIP&quot;" calcext:base-cell-address="Objects.A1"/>
          </calcext:conditional-format>
        </calcext:conditional-formats>
      </table:table>
      <table:table table:name="DATA" table:style-name="ta2">
        <table:table-column table:style-name="co2" table:default-cell-style-name="Default"/>
        <table:table-row table:style-name="ro1"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CHK</text:p>
          </table:table-cell>
        </table:table-row>
        <table:table-row table:style-name="ro1">
          <table:table-cell office:value-type="string" calcext:value-type="string">
            <text:p>WIP</text:p>
          </table:table-cell>
        </table:table-row>
        <table:table-row table:style-name="ro1"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O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1">00/00/0000</text:date>, <text:time style:data-style-name="N2" text:time-value="21:32:03.7560101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0T14:52:10.545907045</meta:creation-date>
    <meta:generator>LibreOffice/6.4.7.2$Linux_X86_64 LibreOffice_project/40$Build-2</meta:generator>
    <dc:date>2022-09-11T01:23:28.447208404</dc:date>
    <meta:editing-duration>PT5H43M17S</meta:editing-duration>
    <meta:editing-cycles>51</meta:editing-cycles>
    <meta:document-statistic meta:table-count="11" meta:cell-count="266" meta:object-count="0"/>
  </office:meta>
</office:document-meta>
</file>